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roduits" style:family="table">
      <style:table-properties style:width="115.46mm" fo:margin-left="19.6mm" table:align="left" style:writing-mode="page"/>
    </style:style>
    <style:style style:name="Produits.A" style:family="table-column">
      <style:table-column-properties style:column-width="59.34mm"/>
    </style:style>
    <style:style style:name="Produits.B" style:family="table-column">
      <style:table-column-properties style:column-width="28.06mm"/>
    </style:style>
    <style:style style:name="Produits.A1" style:family="table-cell">
      <style:table-cell-properties fo:padding="0.97mm" fo:border-left="0.05pt solid #000000" fo:border-right="none" fo:border-top="0.05pt solid #000000" fo:border-bottom="0.05pt solid #000000"/>
    </style:style>
    <style:style style:name="Produits.C1" style:family="table-cell">
      <style:table-cell-properties fo:padding="0.97mm" fo:border="0.05pt solid #000000"/>
    </style:style>
    <style:style style:name="Produits.A2" style:family="table-cell">
      <style:table-cell-properties fo:padding="0.97mm" fo:border-left="0.05pt solid #000000" fo:border-right="none" fo:border-top="none" fo:border-bottom="0.05pt solid #000000"/>
    </style:style>
    <style:style style:name="Produits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15.46mm" fo:margin-left="19.6mm" table:align="left" style:writing-mode="page"/>
    </style:style>
    <style:style style:name="Table1.A" style:family="table-column">
      <style:table-column-properties style:column-width="59.34mm"/>
    </style:style>
    <style:style style:name="Table1.B" style:family="table-column">
      <style:table-column-properties style:column-width="28.0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15.46mm" fo:margin-left="19.6mm" table:align="left" style:writing-mode="page"/>
    </style:style>
    <style:style style:name="Table2.A" style:family="table-column">
      <style:table-column-properties style:column-width="59.34mm"/>
    </style:style>
    <style:style style:name="Table2.B" style:family="table-column">
      <style:table-column-properties style:column-width="56.13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f0927" officeooo:paragraph-rsid="001f0927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be61b5" officeooo:paragraph-rsid="00be61b5"/>
    </style:style>
    <style:style style:name="P5" style:family="paragraph" style:parent-style-name="Table_20_Contents">
      <style:paragraph-properties fo:text-align="justify" style:justify-single-word="false"/>
      <style:text-properties fo:font-size="11pt" officeooo:rsid="00d85b84" officeooo:paragraph-rsid="00d85b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d85b84" officeooo:paragraph-rsid="00d85b84"/>
    </style:style>
    <style:style style:name="P7" style:family="paragraph" style:parent-style-name="Table_20_Contents">
      <style:paragraph-properties fo:text-align="justify" style:justify-single-word="false"/>
      <style:text-properties fo:font-size="11pt" fo:font-weight="bold" officeooo:rsid="00d85b84" officeooo:paragraph-rsid="00d85b8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d85b84" officeooo:paragraph-rsid="00d85b84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1pt" officeooo:rsid="00d92a9e" officeooo:paragraph-rsid="00d92a9e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d92a9e" officeooo:paragraph-rsid="00d92a9e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rsid="00dbffa0" officeooo:paragraph-rsid="00dbffa0"/>
    </style:style>
    <style:style style:name="P12" style:family="paragraph" style:parent-style-name="Sujet_20_Ordre_20_du_20_Jour">
      <style:text-properties officeooo:rsid="00d85b84" officeooo:paragraph-rsid="00d85b84"/>
    </style:style>
    <style:style style:name="P13" style:family="paragraph" style:parent-style-name="Text_20_body">
      <style:text-properties officeooo:rsid="00d85b84" officeooo:paragraph-rsid="00d85b84"/>
    </style:style>
    <style:style style:name="P14" style:family="paragraph" style:parent-style-name="Text_20_body">
      <style:text-properties officeooo:rsid="00d85b84" officeooo:paragraph-rsid="00d92a9e"/>
    </style:style>
    <style:style style:name="P15" style:family="paragraph" style:parent-style-name="Text_20_body">
      <style:text-properties officeooo:rsid="00d92a9e" officeooo:paragraph-rsid="00d92a9e"/>
    </style:style>
    <style:style style:name="P16" style:family="paragraph" style:parent-style-name="Title">
      <style:text-properties officeooo:paragraph-rsid="00d85b84"/>
    </style:style>
    <style:style style:name="T1" style:family="text">
      <style:text-properties officeooo:rsid="001f0927"/>
    </style:style>
    <style:style style:name="T2" style:family="text">
      <style:text-properties officeooo:rsid="00262dce"/>
    </style:style>
    <style:style style:name="T3" style:family="text">
      <style:text-properties officeooo:rsid="002b4972"/>
    </style:style>
    <style:style style:name="T4" style:family="text">
      <style:text-properties officeooo:rsid="00d92a9e"/>
    </style:style>
    <style:style style:name="T5" style:family="text">
      <style:text-properties fo:font-size="20pt" officeooo:rsid="00d85b84" style:font-size-asian="20pt" style:font-size-complex="20pt"/>
    </style:style>
    <style:style style:name="T6" style:family="text">
      <style:text-properties fo:font-size="20pt" officeooo:rsid="00d92a9e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root <text:span text:style-name="T2">A</text:span>ssociation</text:p>
      <text:p text:style-name="Standard"/>
      <text:p text:style-name="Standard"><text:span text:style-name="T1">21</text:span> <text:span text:style-name="T1">allée de Bréhat</text:span></text:p>
      <text:p text:style-name="P2">31770 Colomiers</text:p>
      <text:p text:style-name="P2">France</text:p>
      <text:p text:style-name="P2"/>
      <text:p text:style-name="P2">Web : http://www.buildroot.org</text:p>
      <text:p text:style-name="P2">Contact : <text:span text:style-name="T3">buildroot-association@buildroot.org</text:span></text:p>
      <text:p text:style-name="P4">Github: https://github.com/buildroot/buildroot-association</text:p>
      <text:p text:style-name="P3"/>
      <text:p text:style-name="P16"><text:span text:style-name="T5">Rapport financier </text:span><text:span text:style-name="T6">2018</text:span></text:p>
      <text:p text:style-name="P12"><text:bookmark-start text:name="__RefHeading___Toc836_2122965669"/>Introduction<text:bookmark-end text:name="__RefHeading___Toc836_2122965669"/></text:p>
      <text:p text:style-name="P13">Ce rapport couvre la période du 1er Janvier <text:span text:style-name="T4">2018</text:span> au 31 Décembre <text:span text:style-name="T4">2018</text:span>.</text:p>
      <text:p text:style-name="P13">Au 1er Janvier <text:span text:style-name="T4">2018</text:span>, l'association détient <text:span text:style-name="T4">393.54</text:span>€.</text:p>
      <text:p text:style-name="P13">Au 3<text:span text:style-name="T4">1</text:span> Décembre <text:span text:style-name="T4">2018</text:span>, l'association détient <text:span text:style-name="T4">2462.82</text:span>€.</text:p>
      <text:p text:style-name="P12"><text:bookmark-start text:name="__RefHeading___Toc724_2122965669"/>Produits<text:bookmark-end text:name="__RefHeading___Toc724_2122965669"/></text:p>
      <table:table table:name="Produits" table:style-name="Produits">
        <table:table-column table:style-name="Produits.A"/>
        <table:table-column table:style-name="Produits.B" table:number-columns-repeated="2"/>
        <table:table-row>
          <table:table-cell table:style-name="Produits.A1" office:value-type="string">
            <text:p text:style-name="P5">Sponsoring</text:p>
          </table:table-cell>
          <table:table-cell table:style-name="Produits.A1" office:value-type="string">
            <text:p text:style-name="P6">1830.00€</text:p>
          </table:table-cell>
          <table:table-cell table:style-name="Produits.C1" office:value-type="string">
            <text:p text:style-name="P6">86.19%</text:p>
          </table:table-cell>
        </table:table-row>
        <table:table-row>
          <table:table-cell table:style-name="Produits.A2" office:value-type="string">
            <text:p text:style-name="P5">Hébergement</text:p>
          </table:table-cell>
          <table:table-cell table:style-name="Produits.A2" office:value-type="string">
            <text:p text:style-name="P6">212.94€</text:p>
          </table:table-cell>
          <table:table-cell table:style-name="Produits.C2" office:value-type="string">
            <text:p text:style-name="P6">10.03%</text:p>
          </table:table-cell>
        </table:table-row>
        <table:table-row>
          <table:table-cell table:style-name="Produits.A2" office:value-type="string">
            <text:p text:style-name="P5">Adhésions</text:p>
          </table:table-cell>
          <table:table-cell table:style-name="Produits.A2" office:value-type="string">
            <text:p text:style-name="P6">80.00€</text:p>
          </table:table-cell>
          <table:table-cell table:style-name="Produits.C2" office:value-type="string">
            <text:p text:style-name="P6">3.77%</text:p>
          </table:table-cell>
        </table:table-row>
        <table:table-row>
          <table:table-cell table:style-name="Produits.A2" office:value-type="string">
            <text:p text:style-name="P11">Tests Paypal</text:p>
          </table:table-cell>
          <table:table-cell table:style-name="Produits.A2" office:value-type="string">
            <text:p text:style-name="P6">0.34€</text:p>
          </table:table-cell>
          <table:table-cell table:style-name="Produits.C2" office:value-type="string">
            <text:p text:style-name="P6">0.02%</text:p>
          </table:table-cell>
        </table:table-row>
        <table:table-row>
          <table:table-cell table:style-name="Produits.A2" office:value-type="string">
            <text:p text:style-name="P7">Total</text:p>
          </table:table-cell>
          <table:table-cell table:style-name="Produits.A2" office:value-type="string">
            <text:p text:style-name="P8">2123.28€</text:p>
          </table:table-cell>
          <table:table-cell table:style-name="Produits.C2" office:value-type="string">
            <text:p text:style-name="P8">100%</text:p>
          </table:table-cell>
        </table:table-row>
      </table:table>
      <text:p text:style-name="P13">Note: <text:span text:style-name="T4">les pourcentages sont arrondis à la seconde décimale, ce qui peut entrainer des erreurs d'arrondis.</text:span></text:p>
      <text:p text:style-name="P12"><text:bookmark-start text:name="__RefHeading___Toc726_2122965669"/>Charges<text:bookmark-end text:name="__RefHeading___Toc726_2122965669"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9">Frais bancaires</text:p>
          </table:table-cell>
          <table:table-cell table:style-name="Table1.A1" office:value-type="string">
            <text:p text:style-name="P10">54.00€</text:p>
          </table:table-cell>
          <table:table-cell table:style-name="Table1.C1" office:value-type="string">
            <text:p text:style-name="P10">100%</text:p>
          </table:table-cell>
        </table:table-row>
        <table:table-row>
          <table:table-cell table:style-name="Table1.A2" office:value-type="string">
            <text:p text:style-name="P7">Total</text:p>
          </table:table-cell>
          <table:table-cell table:style-name="Table1.A2" office:value-type="string">
            <text:p text:style-name="P8"><text:span text:style-name="T4">54.00</text:span>€</text:p>
          </table:table-cell>
          <table:table-cell table:style-name="Table1.C2" office:value-type="string">
            <text:p text:style-name="P8">100%</text:p>
          </table:table-cell>
        </table:table-row>
      </table:table>
      <text:p text:style-name="P14">Note: <text:span text:style-name="T4">les pourcentages sont arrondis à la seconde décimale, ce qui peut entrainer des erreurs d'arrondis.</text:span></text:p>
      <text:p text:style-name="P12"><text:bookmark-start text:name="__RefHeading___Toc728_2122965669"/>Résutats<text:bookmark-end text:name="__RefHeading___Toc728_2122965669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roduits</text:p>
          </table:table-cell>
          <table:table-cell table:style-name="Table2.B1" office:value-type="string">
            <text:p text:style-name="P6"><text:span text:style-name="T4">2123.28</text:span>€</text:p>
          </table:table-cell>
        </table:table-row>
        <table:table-row>
          <table:table-cell table:style-name="Table2.A2" office:value-type="string">
            <text:p text:style-name="P9">Charges</text:p>
          </table:table-cell>
          <table:table-cell table:style-name="Table2.B2" office:value-type="string">
            <text:p text:style-name="P6"><text:span text:style-name="T4">54.00</text:span>€</text:p>
          </table:table-cell>
        </table:table-row>
        <table:table-row>
          <table:table-cell table:style-name="Table2.A2" office:value-type="string">
            <text:p text:style-name="P7">Total</text:p>
          </table:table-cell>
          <table:table-cell table:style-name="Table2.B2" office:value-type="string">
            <text:p text:style-name="P8"><text:span text:style-name="T4">2069.28</text:span>€</text:p>
          </table:table-cell>
        </table:table-row>
      </table:table>
      <text:p text:style-name="P13"/>
      <text:p text:style-name="P15">L'année 2018 a vu les premiers sponsors financiers, ce qui a constitué une grande partie des recettes.</text:p>
      <text:p text:style-name="P15"/>
      <text:p text:style-name="P15">Les recettes d'hébergement seront contrebalancées en 2019 par le remboursement de la location du Airbnb à Edimbourg, ce qui n'a pu être effectué en 2018 à cause d'un accès restreint au compte banc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justify" style:justify-single-word="false" style:writing-mode="pag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jet_20_Ordre_20_du_20_Jour" style:display-name="Sujet Ordre du Jour" style:family="paragraph" style:parent-style-name="Text_20_body" style:next-style-name="Text_20_body" style:list-style-name="">
      <style:paragraph-properties fo:margin-top="4.99mm" fo:margin-bottom="2.12mm" loext:contextual-spacing="false" style:writing-mode="page"/>
      <style:text-properties fo:font-size="16pt" fo:font-weight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40.09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35.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fr</dc:title>
    <meta:creation-date>2012-09-29T02:53:16</meta:creation-date>
    <dc:date>2019-02-04T17:02:25.826127835</dc:date>
    <dc:language>fr-FR</dc:language>
    <meta:editing-cycles>44</meta:editing-cycles>
    <meta:editing-duration>PT7H45M54S</meta:editing-duration>
    <meta:document-statistic meta:table-count="3" meta:image-count="0" meta:object-count="0" meta:page-count="1" meta:paragraph-count="46" meta:word-count="162" meta:character-count="1124" meta:non-whitespace-character-count="1008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dev/buildroot/.openoffice.org2/user/template/Modele_de_facture_Toulibre.ott" meta:date="2012-09-29T02:53:16"/>
  </office:meta>
</office:document-meta>
</file>